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5-01-06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4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4-07-23 0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4-04-04 0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4-01-03 0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3-10-02 0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3-07-05 0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3-04-04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3-01-03 0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2-10-17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2-07-05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2-04-05 0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2-01-04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1-10-06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1-07-12 0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1-04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1-01-06 0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0-10-06 0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20-07-21 0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9-04-01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9-01-07 0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8-07-12 0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8-04-02 0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8-01-02 0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7-10-05 0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7-07-05 0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7-05-02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7-04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7-01-04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6-10-03 0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6-07-05 1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6-04-05 1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6-01-05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5-10-05 0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5-06-29 0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5-04-01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4-12-29 1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4-10-02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4-06-30 1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4-04-08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4-01-06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3-10-03 0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3-07-09 0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3-04-09 0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8</text:p>
          </table:table-cell>
          <table:table-cell office:value-type="string" calcext:value-type="string">
            <text:p>L-02200</text:p>
          </table:table-cell>
          <table:table-cell office:value-type="string" calcext:value-type="string">
            <text:p>2013-01-08 0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